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e4a7f" officeooo:paragraph-rsid="000e4a7f"/>
    </style:style>
    <style:style style:name="P2" style:family="paragraph" style:parent-style-name="Text_20_body">
      <style:text-properties officeooo:rsid="0010185f" officeooo:paragraph-rsid="0010185f"/>
    </style:style>
    <style:style style:name="P3" style:family="paragraph" style:parent-style-name="Text_20_body">
      <style:text-properties officeooo:paragraph-rsid="0010185f"/>
    </style:style>
    <style:style style:name="T1" style:family="text">
      <style:text-properties officeooo:rsid="00101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>T</text:p>
      <text:p text:style-name="P1">F</text:p>
      <text:p text:style-name="P1">F</text:p>
      <text:p text:style-name="P1">T</text:p>
      <text:p text:style-name="P1">T</text:p>
      <text:p text:style-name="P1"/>
      <text:p text:style-name="P1">b)</text:p>
      <text:p text:style-name="P1">T2b.py</text:p>
      <text:p text:style-name="P1">c)</text:p>
      <text:p text:style-name="P1">I COCO object detection dataset</text:p>
      <text:p text:style-name="P1">CIFAR-10</text:p>
      <text:p text:style-name="P1">ImageNet 2012</text:p>
      <text:p text:style-name="P1">II </text:p>
      <text:p text:style-name="P1">The main innovation of residual network is using skip connections between layers. <text:span text:style-name="T1">This is preferred method for deep neural networks since the gradient descent doesn’t converge to the zero that easily when backpropagating the error in training phase.</text:span></text:p>
      <text:p text:style-name="P2">III</text:p>
      <text:p text:style-name="P3"><text:span text:style-name="T1">The last layer has 1000 nodes because the </text:span>ImageNet 2012 <text:span text:style-name="T1">dataset consist 1000 classes</text:span></text:p>
      <text:p text:style-name="P3"/>
      <text:p text:style-name="P2">d)</text:p>
      <text:p text:style-name="P2">T2d.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</meta:editing-cycles>
    <meta:creation-date>2008-08-22T11:41:04</meta:creation-date>
    <dc:date>2021-03-05T13:41:18.928683549</dc:date>
    <meta:editing-duration>PT4M45S</meta:editing-duration>
    <meta:document-statistic meta:table-count="0" meta:image-count="0" meta:object-count="0" meta:page-count="1" meta:paragraph-count="18" meta:word-count="73" meta:character-count="416" meta:non-whitespace-character-count="360"/>
  </office:meta>
</office:document-meta>
</file>